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9999FF" style:repeat-content="false"/>
      <style:paragraph-properties fo:text-align="center"/>
      <style:text-properties fo:color="#EEEEEE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#9999FF" style:repeat-content="false"/>
      <style:paragraph-properties fo:text-align="center"/>
      <style:text-properties fo:color="#EEEEEE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center"/>
      <style:text-properties fo:color="#EEEEEE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/>
    </style:style>
    <style:style style:name="ce6" style:family="table-cell" style:parent-style-name="Default" style:data-style-name="N30">
      <style:table-cell-properties fo:border="thin solid #000000" style:vertical-align="middle" fo:wrap-option="wrap"/>
    </style:style>
    <style:style style:name="ce7" style:family="table-cell" style:parent-style-name="Default" style:data-style-name="N30">
      <style:table-cell-properties fo:border="thin solid #000000" style:vertical-align="top" fo:wrap-option="wrap"/>
    </style:style>
    <style:style style:name="ce8" style:family="table-cell" style:parent-style-name="Default" style:data-style-name="N0">
      <style:table-cell-properties style:vertical-align="top" fo:wrap-option="wrap"/>
    </style:style>
    <style:style style:name="ce9" style:family="table-cell" style:parent-style-name="Default" style:data-style-name="N0">
      <style:table-cell-properties fo:border="thin solid #000000" style:vertical-align="top" fo:wrap-option="wrap"/>
    </style:style>
    <style:style style:name="ce10" style:family="table-cell" style:parent-style-name="Default" style:data-style-name="N30">
      <style:table-cell-properties fo:border="thin solid #000000" style:vertical-align="middle" fo:wrap-option="wrap" fo:background-color="#DDDDDD"/>
    </style:style>
    <style:style style:name="ce11" style:family="table-cell" style:parent-style-name="Default" style:data-style-name="N30">
      <style:table-cell-properties fo:border="thin solid #000000" style:vertical-align="top" fo:wrap-option="wrap" fo:background-color="#DDDDDD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DDDDDD"/>
    </style:style>
    <style:style style:name="ce13" style:family="table-cell" style:parent-style-name="Default" style:data-style-name="N0">
      <style:table-cell-properties style:vertical-align="top" fo:wrap-option="wrap" fo:background-color="transparent"/>
    </style:style>
    <style:style style:name="ce14" style:family="table-cell" style:parent-style-name="Default" style:data-style-name="N30">
      <style:table-cell-properties fo:border="thin solid #000000" style:vertical-align="middle" fo:wrap-option="wrap" fo:background-color="transparent"/>
    </style:style>
    <style:style style:name="ce15" style:family="table-cell" style:parent-style-name="Default" style:data-style-name="N30">
      <style:table-cell-properties fo:border="thin solid #000000" style:vertical-align="top" fo:wrap-option="wrap" fo:background-color="transparent"/>
    </style:style>
    <style:style style:name="ce16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18" style:family="table-cell" style:parent-style-name="Default" style:data-style-name="N0">
      <style:table-cell-properties style:vertical-align="middle" fo:wrap-option="wrap"/>
    </style:style>
    <style:style style:name="co1" style:family="table-column">
      <style:table-column-properties fo:break-before="auto" style:column-width="3.254375cm"/>
    </style:style>
    <style:style style:name="co2" style:family="table-column">
      <style:table-column-properties fo:break-before="auto" style:column-width="5.23875cm"/>
    </style:style>
    <style:style style:name="co3" style:family="table-column">
      <style:table-column-properties fo:break-before="auto" style:column-width="13.335cm"/>
    </style:style>
    <style:style style:name="co4" style:family="table-column">
      <style:table-column-properties fo:break-before="auto" style:column-width="9.65729166666667cm"/>
    </style:style>
    <style:style style:name="co5" style:family="table-column">
      <style:table-column-properties fo:break-before="auto" style:column-width="11.4564583333333cm"/>
    </style:style>
    <style:style style:name="co6" style:family="table-column">
      <style:table-column-properties fo:break-before="auto" style:column-width="6.48229166666667cm"/>
    </style:style>
    <style:style style:name="co7" style:family="table-column">
      <style:table-column-properties fo:break-before="auto" style:column-width="8.51958333333333cm"/>
    </style:style>
    <style:style style:name="co8" style:family="table-column">
      <style:table-column-properties fo:break-before="auto" style:column-width="4.10104166666667cm"/>
    </style:style>
    <style:style style:name="co9" style:family="table-column">
      <style:table-column-properties fo:break-before="auto" style:column-width="1.95791666666667cm"/>
    </style:style>
    <style:style style:name="co10" style:family="table-column">
      <style:table-column-properties fo:break-before="auto" style:column-width="6.40291666666667cm"/>
    </style:style>
    <style:style style:name="co11" style:family="table-column">
      <style:table-column-properties fo:break-before="auto" style:column-width="1.48166666666667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2.75pt" style:use-optimal-row-height="true" fo:break-before="auto"/>
    </style:style>
    <style:style style:name="ro3" style:family="table-row">
      <style:table-row-properties style:row-height="128.25pt" style:use-optimal-row-height="true" fo:break-before="auto"/>
    </style:style>
    <style:style style:name="ro4" style:family="table-row">
      <style:table-row-properties style:row-height="99.75pt" style:use-optimal-row-height="true" fo:break-before="auto"/>
    </style:style>
    <style:style style:name="ro5" style:family="table-row">
      <style:table-row-properties style:row-height="71.25pt" style:use-optimal-row-height="true" fo:break-before="auto"/>
    </style:style>
    <style:style style:name="ro6" style:family="table-row">
      <style:table-row-properties style:row-height="85.5pt" style:use-optimal-row-height="true" fo:break-before="auto"/>
    </style:style>
    <style:style style:name="ro7" style:family="table-row">
      <style:table-row-properties style:row-height="57pt" style:use-optimal-row-height="true" fo:break-before="auto"/>
    </style:style>
    <style:style style:name="ro8" style:family="table-row">
      <style:table-row-properties style:row-height="14.25pt" style:use-optimal-row-height="true" fo:break-before="auto"/>
    </style:style>
    <style:style style:name="ro9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[Parámetros.$A$2:.$A$5])" table:base-cell-address="Sprint_#6.I2">
          <table:help-message/>
          <table:error-message table:display="true"/>
        </table:content-validation>
        <table:content-validation table:name="val2" table:condition="of:cell-content-is-in-list([Parámetros.$B$2:.$B$3])" table:base-cell-address="Sprint_#6.K2">
          <table:help-message/>
          <table:error-message table:display="true"/>
        </table:content-validation>
      </table:content-validations>
      <table:table table:name="Sprint_#6" table:style-name="ta1">
        <table:table-column table:style-name="co1" table:default-cell-style-name="ce1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1012" table:default-cell-style-name="ce8"/>
        <table:table-column table:style-name="co13" table:default-cell-style-name="ce8"/>
        <table:table-column table:style-name="co13" table:number-columns-repeated="15360" table:default-cell-style-name="ce1"/>
        <table:table-row table:style-name="ro1">
          <table:table-cell office:value-type="string" table:style-name="ce2">
            <text:p>Código</text:p>
          </table:table-cell>
          <table:table-cell office:value-type="string" table:style-name="ce3">
            <text:p>Nombre</text:p>
          </table:table-cell>
          <table:table-cell office:value-type="string" table:style-name="ce3">
            <text:p>Pre condiciones</text:p>
          </table:table-cell>
          <table:table-cell office:value-type="string" table:style-name="ce3">
            <text:p>Datos</text:p>
          </table:table-cell>
          <table:table-cell office:value-type="string" table:style-name="ce3">
            <text:p>Proceso</text:p>
          </table:table-cell>
          <table:table-cell office:value-type="string" table:style-name="ce3">
            <text:p>Pos condiciones</text:p>
          </table:table-cell>
          <table:table-cell office:value-type="string" table:style-name="ce3">
            <text:p>Resultado esperado</text:p>
          </table:table-cell>
          <table:table-cell office:value-type="string" table:style-name="ce3">
            <text:p>Resultado obtenid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Observaciones</text:p>
          </table:table-cell>
          <table:table-cell office:value-type="string" table:style-name="ce3">
            <text:p>Tester</text:p>
          </table:table-cell>
          <table:table-cell table:number-columns-repeated="16373" table:style-name="ce4"/>
        </table:table-row>
        <table:table-row table:style-name="ro2">
          <table:table-cell office:value-type="string" office:string-value="CP-SGB-001" table:formula="of:=CONCATENATE(&quot;CP-SGB-&quot;;TEXT((ROW()-1);&quot;000&quot;))" table:style-name="ce5">
            <text:p>CP-SGB-001</text:p>
          </table:table-cell>
          <table:table-cell office:value-type="string" table:style-name="ce6">
            <text:p>Listado de Convenios</text:p>
          </table:table-cell>
          <table:table-cell office:value-type="string" table:style-name="ce7">
            <text:p>El usuario debe estar loggeado en el sistema</text:p>
            <text:p>Deben existir convenios almacenadas en el sistema</text:p>
            <text:p>Deben existir tipos y estados almacenados bajo el dominio “CONVENIOS”</text:p>
          </table:table-cell>
          <table:table-cell table:style-name="ce8"/>
          <table:table-cell office:value-type="string" table:style-name="ce9">
            <text:p>Se elige la opción Administración/Convenios</text:p>
          </table:table-cell>
          <table:table-cell table:style-name="ce9"/>
          <table:table-cell office:value-type="string" table:style-name="ce7">
            <text:p>Se deben listar los primeros cinco convenios</text:p>
            <text:p>Se debe especificar el total de convenios que existen en el sistema</text:p>
          </table:table-cell>
          <table:table-cell table:style-name="ce9"/>
          <table:table-cell office:value-type="string" table:content-validation-name="val1" table:style-name="ce9">
            <text:p>Aprobado</text:p>
          </table:table-cell>
          <table:table-cell table:style-name="ce9"/>
          <table:table-cell office:value-type="string" table:content-validation-name="val2" table:style-name="ce9">
            <text:p>Álvaro</text:p>
          </table:table-cell>
          <table:table-cell table:number-columns-repeated="16373"/>
        </table:table-row>
        <table:table-row table:style-name="ro2">
          <table:table-cell office:value-type="string" office:string-value="CP-SGB-002" table:formula="of:=CONCATENATE(&quot;CP-SGB-&quot;;TEXT((ROW()-1);&quot;000&quot;))" table:style-name="ce10">
            <text:p>CP-SGB-002</text:p>
          </table:table-cell>
          <table:table-cell office:value-type="string" table:style-name="ce10">
            <text:p>Filtrar Listado de Convenios por ID</text:p>
          </table:table-cell>
          <table:table-cell office:value-type="string" table:style-name="ce11">
            <text:p>El usuario debe estar loggeado en el sistema</text:p>
            <text:p>Deben existir convenios almacenadas en el sistema</text:p>
            <text:p>Deben existir tipos y estados almacenados bajo el dominio “CONVENIOS”</text:p>
          </table:table-cell>
          <table:table-cell office:value-type="string" table:style-name="ce12">
            <text:p>ID: 42</text:p>
          </table:table-cell>
          <table:table-cell office:value-type="string" table:style-name="ce12">
            <text:p>Se elige la opción Administración/Convenios</text:p>
            <text:p>Se digita el ID en el filtro de la columna ID y se presiona Enter</text:p>
          </table:table-cell>
          <table:table-cell table:style-name="ce12"/>
          <table:table-cell office:value-type="string" table:style-name="ce11">
            <text:p>Se debe listar solo el convenio que corresponde al ID digitado</text:p>
          </table:table-cell>
          <table:table-cell table:style-name="ce12"/>
          <table:table-cell office:value-type="string" table:content-validation-name="val1" table:style-name="ce12">
            <text:p>Aprobado</text:p>
          </table:table-cell>
          <table:table-cell table:style-name="ce12"/>
          <table:table-cell office:value-type="string" table:content-validation-name="val2" table:style-name="ce12">
            <text:p>Álvaro</text:p>
          </table:table-cell>
          <table:table-cell table:number-columns-repeated="16373" table:style-name="ce13"/>
        </table:table-row>
        <table:table-row table:style-name="ro2">
          <table:table-cell office:value-type="string" office:string-value="CP-SGB-003" table:formula="of:=CONCATENATE(&quot;CP-SGB-&quot;;TEXT((ROW()-1);&quot;000&quot;))" table:style-name="ce5">
            <text:p>CP-SGB-003</text:p>
          </table:table-cell>
          <table:table-cell office:value-type="string" table:style-name="ce6">
            <text:p>Filtrar Listado de Convenios por ID Incorrecto</text:p>
          </table:table-cell>
          <table:table-cell office:value-type="string" table:style-name="ce7">
            <text:p>El usuario debe estar loggeado en el sistema</text:p>
            <text:p>Deben existir convenios almacenadas en el sistema</text:p>
            <text:p>Deben existir tipos y estados almacenados bajo el dominio “CONVENIOS”</text:p>
          </table:table-cell>
          <table:table-cell office:value-type="string" table:style-name="ce8">
            <text:p>ID: ABC</text:p>
          </table:table-cell>
          <table:table-cell office:value-type="string" table:style-name="ce9">
            <text:p>Se elige la opción Administración/Convenios</text:p>
            <text:p>Se digita el texto en el filtro de la columna ID y se presiona Enter</text:p>
          </table:table-cell>
          <table:table-cell table:style-name="ce9"/>
          <table:table-cell office:value-type="string" table:style-name="ce7">
            <text:p>Se debe mostrar un mensaje indicando que el ID digitado es incorrecto</text:p>
          </table:table-cell>
          <table:table-cell table:style-name="ce9"/>
          <table:table-cell office:value-type="string" table:content-validation-name="val1" table:style-name="ce9">
            <text:p>Aprobado</text:p>
          </table:table-cell>
          <table:table-cell table:style-name="ce9"/>
          <table:table-cell office:value-type="string" table:content-validation-name="val2" table:style-name="ce9">
            <text:p>Álvaro</text:p>
          </table:table-cell>
          <table:table-cell table:number-columns-repeated="16373"/>
        </table:table-row>
        <table:table-row table:style-name="ro2">
          <table:table-cell office:value-type="string" office:string-value="CP-SGB-004" table:formula="of:=CONCATENATE(&quot;CP-SGB-&quot;;TEXT((ROW()-1);&quot;000&quot;))" table:style-name="ce10">
            <text:p>CP-SGB-004</text:p>
          </table:table-cell>
          <table:table-cell office:value-type="string" table:style-name="ce10">
            <text:p>Filtrar Listado de Convenios por Institución</text:p>
          </table:table-cell>
          <table:table-cell office:value-type="string" table:style-name="ce11">
            <text:p>El usuario debe estar loggeado en el sistema</text:p>
            <text:p>Deben existir convenios almacenadas en el sistema</text:p>
            <text:p>Deben existir tipos y estados almacenados bajo el dominio “CONVENIOS”</text:p>
          </table:table-cell>
          <table:table-cell office:value-type="string" table:style-name="ce12">
            <text:p>Institución: ICE</text:p>
          </table:table-cell>
          <table:table-cell office:value-type="string" table:style-name="ce12">
            <text:p>Se elige la opción Administración/Convenios</text:p>
            <text:p>Se digita el texto en el filtro de la columna institución y se presiona Enter</text:p>
          </table:table-cell>
          <table:table-cell table:style-name="ce12"/>
          <table:table-cell office:value-type="string" table:style-name="ce11">
            <text:p>Se deben listar solo los convenios que concuerden con el texto digitado</text:p>
          </table:table-cell>
          <table:table-cell table:style-name="ce12"/>
          <table:table-cell office:value-type="string" table:content-validation-name="val1" table:style-name="ce12">
            <text:p>Aprobado</text:p>
          </table:table-cell>
          <table:table-cell table:style-name="ce12"/>
          <table:table-cell office:value-type="string" table:content-validation-name="val2" table:style-name="ce12">
            <text:p>Álvaro</text:p>
          </table:table-cell>
          <table:table-cell table:number-columns-repeated="16373" table:style-name="ce13"/>
        </table:table-row>
        <table:table-row table:style-name="ro2">
          <table:table-cell office:value-type="string" office:string-value="CP-SGB-005" table:formula="of:=CONCATENATE(&quot;CP-SGB-&quot;;TEXT((ROW()-1);&quot;000&quot;))" table:style-name="ce5">
            <text:p>CP-SGB-005</text:p>
          </table:table-cell>
          <table:table-cell office:value-type="string" table:style-name="ce6">
            <text:p>Filtrar Listado de Convenios por Responsable</text:p>
          </table:table-cell>
          <table:table-cell office:value-type="string" table:style-name="ce7">
            <text:p>El usuario debe estar loggeado en el sistema</text:p>
            <text:p>Deben existir convenios almacenadas en el sistema</text:p>
            <text:p>Deben existir tipos y estados almacenados bajo el dominio “CONVENIOS”</text:p>
          </table:table-cell>
          <table:table-cell office:value-type="string" table:style-name="ce8">
            <text:p>Responsable: Vargas</text:p>
          </table:table-cell>
          <table:table-cell office:value-type="string" table:style-name="ce9">
            <text:p>Se elige la opción Administración/Convenios</text:p>
            <text:p>Se digita el texto en el filtro de la columna Responsable y se presiona Enter</text:p>
          </table:table-cell>
          <table:table-cell table:style-name="ce9"/>
          <table:table-cell office:value-type="string" table:style-name="ce7">
            <text:p>Se deben listar solo los convenios que concuerden con el texto digitado</text:p>
          </table:table-cell>
          <table:table-cell table:style-name="ce9"/>
          <table:table-cell office:value-type="string" table:content-validation-name="val1" table:style-name="ce9">
            <text:p>Aprobado</text:p>
          </table:table-cell>
          <table:table-cell table:style-name="ce9"/>
          <table:table-cell office:value-type="string" table:content-validation-name="val2" table:style-name="ce9">
            <text:p>Álvaro</text:p>
          </table:table-cell>
          <table:table-cell table:number-columns-repeated="16373"/>
        </table:table-row>
        <table:table-row table:style-name="ro2">
          <table:table-cell office:value-type="string" office:string-value="CP-SGB-006" table:formula="of:=CONCATENATE(&quot;CP-SGB-&quot;;TEXT((ROW()-1);&quot;000&quot;))" table:style-name="ce10">
            <text:p>CP-SGB-006</text:p>
          </table:table-cell>
          <table:table-cell office:value-type="string" table:style-name="ce10">
            <text:p>Filtrar Listado de Convenios por Oficio</text:p>
          </table:table-cell>
          <table:table-cell office:value-type="string" table:style-name="ce11">
            <text:p>El usuario debe estar loggeado en el sistema</text:p>
            <text:p>Deben existir convenios almacenadas en el sistema</text:p>
            <text:p>Deben existir tipos y estados almacenados bajo el dominio “CONVENIOS”</text:p>
          </table:table-cell>
          <table:table-cell office:value-type="string" table:style-name="ce12">
            <text:p>Oficio: 265265</text:p>
          </table:table-cell>
          <table:table-cell office:value-type="string" table:style-name="ce12">
            <text:p>Se elige la opción Administración/Convenios</text:p>
            <text:p>Se digita el texto en el filtro de la columna Oficio y se presiona Enter</text:p>
          </table:table-cell>
          <table:table-cell table:style-name="ce12"/>
          <table:table-cell office:value-type="string" table:style-name="ce11">
            <text:p>Se deben listar solo los convenios que concuerden con el texto digitado</text:p>
          </table:table-cell>
          <table:table-cell table:style-name="ce12"/>
          <table:table-cell office:value-type="string" table:content-validation-name="val1" table:style-name="ce12">
            <text:p>Aprobado</text:p>
          </table:table-cell>
          <table:table-cell table:style-name="ce12"/>
          <table:table-cell office:value-type="string" table:content-validation-name="val2" table:style-name="ce12">
            <text:p>Álvaro</text:p>
          </table:table-cell>
          <table:table-cell table:number-columns-repeated="16373" table:style-name="ce13"/>
        </table:table-row>
        <table:table-row table:style-name="ro2">
          <table:table-cell office:value-type="string" office:string-value="CP-SGB-007" table:formula="of:=CONCATENATE(&quot;CP-SGB-&quot;;TEXT((ROW()-1);&quot;000&quot;))" table:style-name="ce5">
            <text:p>CP-SGB-007</text:p>
          </table:table-cell>
          <table:table-cell office:value-type="string" table:style-name="ce6">
            <text:p>Filtrar Listado de Convenios por Estado</text:p>
          </table:table-cell>
          <table:table-cell office:value-type="string" table:style-name="ce7">
            <text:p>El usuario debe estar loggeado en el sistema</text:p>
            <text:p>Deben existir convenios almacenadas en el sistema</text:p>
            <text:p>Deben existir tipos y estados almacenados bajo el dominio “CONVENIOS”</text:p>
          </table:table-cell>
          <table:table-cell office:value-type="string" table:style-name="ce9">
            <text:p>Estado: ACTIVO</text:p>
          </table:table-cell>
          <table:table-cell office:value-type="string" table:style-name="ce9">
            <text:p>Se elige la opción Administración/Convenios</text:p>
            <text:p>Se selecciona el estado en el filtro de la columna Estado</text:p>
          </table:table-cell>
          <table:table-cell table:style-name="ce9"/>
          <table:table-cell office:value-type="string" table:style-name="ce7">
            <text:p>Se deben listar solo los convenios que están en el estado seleccionado</text:p>
          </table:table-cell>
          <table:table-cell table:style-name="ce9"/>
          <table:table-cell office:value-type="string" table:content-validation-name="val1" table:style-name="ce9">
            <text:p>Aprobado</text:p>
          </table:table-cell>
          <table:table-cell table:style-name="ce9"/>
          <table:table-cell office:value-type="string" table:content-validation-name="val2" table:style-name="ce9">
            <text:p>Álvaro</text:p>
          </table:table-cell>
          <table:table-cell table:number-columns-repeated="16373"/>
        </table:table-row>
        <table:table-row table:style-name="ro3">
          <table:table-cell office:value-type="string" office:string-value="CP-SGB-008" table:formula="of:=CONCATENATE(&quot;CP-SGB-&quot;;TEXT((ROW()-1);&quot;000&quot;))" table:style-name="ce10">
            <text:p>CP-SGB-008</text:p>
          </table:table-cell>
          <table:table-cell office:value-type="string" table:style-name="ce10">
            <text:p>Agregar Nuevo Convenio</text:p>
          </table:table-cell>
          <table:table-cell office:value-type="string" table:style-name="ce11">
            <text:p>El usuario debe estar loggeado en el sistema</text:p>
            <text:p>Deben existir estados almacenados bajo el dominio “CONVENIOS”</text:p>
          </table:table-cell>
          <table:table-cell office:value-type="string" table:style-name="ce12">
            <text:p>Institución: Fundación Omar Dengo</text:p>
            <text:p>Responsable: José Portuguez</text:p>
            <text:p>Objetivo: Mejorar calidad de clases</text:p>
            <text:p>Fecha Inicio: *Fecha de hoy</text:p>
            <text:p>Fecha Fin: *Dos meses adelante</text:p>
            <text:p>Oficio: 123456</text:p>
            <text:p>De la UCR: Seleccionar</text:p>
            <text:p>Hacia UCR: Seleccionar</text:p>
            <text:p/>
          </table:table-cell>
          <table:table-cell office:value-type="string" table:style-name="ce12">
            <text:p>Se elige la opción Administración/Convenios</text:p>
            <text:p>Se da clic en el botón “Nuevo”</text:p>
            <text:p>Se completa el formulario con los datos correspondientes</text:p>
            <text:p>Se da clic en el botón "Guardar"</text:p>
          </table:table-cell>
          <table:table-cell office:value-type="string" table:style-name="ce12">
            <text:p>El convenio debe quedar almacenado en el sistema</text:p>
          </table:table-cell>
          <table:table-cell office:value-type="string" table:style-name="ce11">
            <text:p>Se debe mostrar un mensaje indicando que los datos se almacenaron de forma exitosa</text:p>
          </table:table-cell>
          <table:table-cell table:style-name="ce12"/>
          <table:table-cell office:value-type="string" table:content-validation-name="val1" table:style-name="ce12">
            <text:p>Aprobado</text:p>
          </table:table-cell>
          <table:table-cell table:style-name="ce12"/>
          <table:table-cell office:value-type="string" table:content-validation-name="val2" table:style-name="ce12">
            <text:p>Álvaro</text:p>
          </table:table-cell>
          <table:table-cell table:number-columns-repeated="16373" table:style-name="ce13"/>
        </table:table-row>
        <table:table-row table:style-name="ro4">
          <table:table-cell office:value-type="string" office:string-value="CP-SGB-009" table:formula="of:=CONCATENATE(&quot;CP-SGB-&quot;;TEXT((ROW()-1);&quot;000&quot;))" table:style-name="ce5">
            <text:p>CP-SGB-009</text:p>
          </table:table-cell>
          <table:table-cell office:value-type="string" table:style-name="ce6">
            <text:p>Agregar Nuevo Convenio Institución en Blanco</text:p>
          </table:table-cell>
          <table:table-cell office:value-type="string" table:style-name="ce7">
            <text:p>El usuario debe estar loggeado en el sistema</text:p>
            <text:p>Deben estados almacenados bajo el dominio “CONVENIOS”</text:p>
          </table:table-cell>
          <table:table-cell office:value-type="string" table:style-name="ce8">
            <text:p>Institución:</text:p>
            <text:p>Responsable: José Portuguez</text:p>
            <text:p>Objetivo: Mejorar calidad de clases</text:p>
            <text:p>Fecha Inicio: *Fecha de hoy</text:p>
            <text:p>Fecha Fin: *Dos meses adelante</text:p>
            <text:p>De la UCR: Seleccionar</text:p>
            <text:p>Hacia UCR: Seleccionar</text:p>
          </table:table-cell>
          <table:table-cell office:value-type="string" table:style-name="ce9">
            <text:p>Se elige la opción Administración/Convenios</text:p>
            <text:p>Se da clic en el botón “Nuevo”</text:p>
            <text:p>Se completa el formulario con los datos correspondientes dejando el campo Institución en blanco</text:p>
            <text:p>Se da clic en el botón "Guardar"</text:p>
          </table:table-cell>
          <table:table-cell table:style-name="ce9"/>
          <table:table-cell office:value-type="string" table:style-name="ce7">
            <text:p>Se debe mostrar un mensaje indicando que el campo Institución es obligatorio</text:p>
          </table:table-cell>
          <table:table-cell table:style-name="ce9"/>
          <table:table-cell office:value-type="string" table:content-validation-name="val1" table:style-name="ce9">
            <text:p>Aprobado</text:p>
          </table:table-cell>
          <table:table-cell table:style-name="ce9"/>
          <table:table-cell office:value-type="string" table:content-validation-name="val2" table:style-name="ce9">
            <text:p>Álvaro</text:p>
          </table:table-cell>
          <table:table-cell table:number-columns-repeated="16373"/>
        </table:table-row>
        <table:table-row table:style-name="ro4">
          <table:table-cell office:value-type="string" office:string-value="CP-SGB-010" table:formula="of:=CONCATENATE(&quot;CP-SGB-&quot;;TEXT((ROW()-1);&quot;000&quot;))" table:style-name="ce10">
            <text:p>CP-SGB-010</text:p>
          </table:table-cell>
          <table:table-cell office:value-type="string" table:style-name="ce10">
            <text:p>Agregar Nuevo Convenio Responsable en Blanco</text:p>
          </table:table-cell>
          <table:table-cell office:value-type="string" table:style-name="ce11">
            <text:p>El usuario debe estar loggeado en el sistema</text:p>
            <text:p>Deben existir tipos y estados almacenados bajo el dominio “CONVENIOS”</text:p>
          </table:table-cell>
          <table:table-cell office:value-type="string" table:style-name="ce12">
            <text:p>Institución: Fundación Omar Dengo</text:p>
            <text:p>Responsable:</text:p>
            <text:p>Objetivo: Mejorar calidad de clases</text:p>
            <text:p>Fecha Inicio: *Fecha de hoy</text:p>
            <text:p>Fecha Fin: *Dos meses adelante</text:p>
            <text:p>De la UCR: Seleccionar</text:p>
            <text:p>Hacia UCR: Seleccionar</text:p>
          </table:table-cell>
          <table:table-cell office:value-type="string" table:style-name="ce12">
            <text:p>Se elige la opción Administración/Convenios</text:p>
            <text:p>Se da clic en el botón “Nuevo”</text:p>
            <text:p>Se completa el formulario con los datos correspondientes dejando el campo responsable en blanco</text:p>
            <text:p>Se da clic en el botón "Guardar"</text:p>
          </table:table-cell>
          <table:table-cell table:style-name="ce12"/>
          <table:table-cell office:value-type="string" table:style-name="ce11">
            <text:p>Se debe mostrar un mensaje indicando que el campo Responsable es obligatorio</text:p>
          </table:table-cell>
          <table:table-cell table:style-name="ce12"/>
          <table:table-cell office:value-type="string" table:content-validation-name="val1" table:style-name="ce12">
            <text:p>Aprobado</text:p>
          </table:table-cell>
          <table:table-cell table:style-name="ce12"/>
          <table:table-cell office:value-type="string" table:content-validation-name="val2" table:style-name="ce12">
            <text:p>Álvaro</text:p>
          </table:table-cell>
          <table:table-cell table:number-columns-repeated="16373" table:style-name="ce13"/>
        </table:table-row>
        <table:table-row table:style-name="ro5">
          <table:table-cell office:value-type="string" office:string-value="CP-SGB-011" table:formula="of:=CONCATENATE(&quot;CP-SGB-&quot;;TEXT((ROW()-1);&quot;000&quot;))" table:style-name="ce14">
            <text:p>CP-SGB-011</text:p>
          </table:table-cell>
          <table:table-cell office:value-type="string" table:style-name="ce14">
            <text:p>Agregar Nuevo Convenio Fecha Fin Incorrecta</text:p>
          </table:table-cell>
          <table:table-cell office:value-type="string" table:style-name="ce15">
            <text:p>El usuario debe estar loggeado en el sistema</text:p>
            <text:p>Deben existir tipos y estados almacenados bajo el dominio “CONVENIOS”</text:p>
          </table:table-cell>
          <table:table-cell office:value-type="string" table:style-name="ce8">
            <text:p>Institución: Fundación Omar Dengo</text:p>
            <text:p>Responsable: José Portuguez</text:p>
            <text:p>Objetivo: Mejorar calidad de clases</text:p>
            <text:p>Fecha Inicio: *Fecha de hoy</text:p>
            <text:p>Fecha Fin: 04/17/2017</text:p>
          </table:table-cell>
          <table:table-cell office:value-type="string" table:style-name="ce16">
            <text:p>Se elige la opción Administración/Convenios</text:p>
            <text:p>Se da clic en el botón “Nuevo”</text:p>
            <text:p>Se completa el formulario con los datos correspondientes</text:p>
            <text:p>Se da clic en el botón "Guardar"</text:p>
          </table:table-cell>
          <table:table-cell table:style-name="ce16"/>
          <table:table-cell office:value-type="string" table:style-name="ce15">
            <text:p>Se debe mostrar un mensaje indicando que el campo Fecha Fin tiene un formato incorrecto</text:p>
          </table:table-cell>
          <table:table-cell table:style-name="ce16"/>
          <table:table-cell office:value-type="string" table:content-validation-name="val1" table:style-name="ce9">
            <text:p>Aprobado</text:p>
          </table:table-cell>
          <table:table-cell table:style-name="ce16"/>
          <table:table-cell office:value-type="string" table:content-validation-name="val2" table:style-name="ce16">
            <text:p>Álvaro</text:p>
          </table:table-cell>
          <table:table-cell table:number-columns-repeated="16373" table:style-name="ce13"/>
        </table:table-row>
        <table:table-row table:style-name="ro4">
          <table:table-cell office:value-type="string" office:string-value="CP-SGB-012" table:formula="of:=CONCATENATE(&quot;CP-SGB-&quot;;TEXT((ROW()-1);&quot;000&quot;))" table:style-name="ce10">
            <text:p>CP-SGB-012</text:p>
          </table:table-cell>
          <table:table-cell office:value-type="string" table:style-name="ce10">
            <text:p>Agregar Nuevo Convenio Fecha Inicio Incorrecta</text:p>
          </table:table-cell>
          <table:table-cell office:value-type="string" table:style-name="ce11">
            <text:p>El usuario debe estar loggeado en el sistema</text:p>
            <text:p>Deben existir tipos y estados almacenados bajo el dominio “CONVENIOS”</text:p>
          </table:table-cell>
          <table:table-cell office:value-type="string" table:style-name="ce12">
            <text:p>Institución: Fundación Omar Dengo</text:p>
            <text:p>Responsable: José Portuguez</text:p>
            <text:p>Objetivo: Mejorar calidad de clases</text:p>
            <text:p>Fecha Inicio: 20/20/2017</text:p>
            <text:p>Fecha Fin: *Dos meses adelante</text:p>
            <text:p>De la UCR: Seleccionar</text:p>
            <text:p>Hacia UCR: Seleccionar</text:p>
          </table:table-cell>
          <table:table-cell office:value-type="string" table:style-name="ce12">
            <text:p>Se elige la opción Administración/Convenios</text:p>
            <text:p>Se da clic en el botón “Nuevo”</text:p>
            <text:p>Se completa el formulario con los datos correspondientes</text:p>
            <text:p>Se da clic en el botón "Guardar"</text:p>
          </table:table-cell>
          <table:table-cell table:style-name="ce12"/>
          <table:table-cell office:value-type="string" table:style-name="ce11">
            <text:p>Se debe mostrar un mensaje indicando que el campo Fecha Inicio tiene un formato incorrecto</text:p>
          </table:table-cell>
          <table:table-cell table:style-name="ce12"/>
          <table:table-cell office:value-type="string" table:content-validation-name="val1" table:style-name="ce12">
            <text:p>Aprobado</text:p>
          </table:table-cell>
          <table:table-cell table:style-name="ce12"/>
          <table:table-cell office:value-type="string" table:content-validation-name="val2" table:style-name="ce12">
            <text:p>Álvaro</text:p>
          </table:table-cell>
          <table:table-cell table:number-columns-repeated="16373" table:style-name="ce13"/>
        </table:table-row>
        <table:table-row table:style-name="ro4">
          <table:table-cell office:value-type="string" office:string-value="CP-SGB-013" table:formula="of:=CONCATENATE(&quot;CP-SGB-&quot;;TEXT((ROW()-1);&quot;000&quot;))" table:style-name="ce14">
            <text:p>CP-SGB-013</text:p>
          </table:table-cell>
          <table:table-cell office:value-type="string" table:style-name="ce14">
            <text:p>Agregar Nuevo Convenio sin seleccionar Prestar o Recibir</text:p>
          </table:table-cell>
          <table:table-cell office:value-type="string" table:style-name="ce15">
            <text:p>El usuario debe estar loggeado en el sistema</text:p>
            <text:p>Deben existir tipos y estados almacenados bajo el dominio “CONVENIOS”</text:p>
          </table:table-cell>
          <table:table-cell office:value-type="string" table:style-name="ce9">
            <text:p>Institución: Fundación Omar Dengo</text:p>
            <text:p>Responsable: José Portuguez</text:p>
            <text:p>Objetivo: Mejorar calidad de clases</text:p>
            <text:p>Fecha Inicio: *Fecha de hoy</text:p>
            <text:p>Fecha Fin: 20/20/2017</text:p>
            <text:p>De la UCR: NO Seleccionar</text:p>
            <text:p>Hacia UCR: NO Seleccionar</text:p>
          </table:table-cell>
          <table:table-cell office:value-type="string" table:style-name="ce16">
            <text:p>Se elige la opción Administración/Convenios</text:p>
            <text:p>Se da clic en el botón “Nuevo”</text:p>
            <text:p>Se completa el formulario con los datos correspondientes</text:p>
            <text:p>Se da clic en el botón "Guardar"</text:p>
          </table:table-cell>
          <table:table-cell table:style-name="ce16"/>
          <table:table-cell office:value-type="string" table:style-name="ce15">
            <text:p>Se debe mostrar un mensaje indicando que el debe seleccionar la menos una de las dos opciones</text:p>
          </table:table-cell>
          <table:table-cell table:style-name="ce16"/>
          <table:table-cell office:value-type="string" table:content-validation-name="val1" table:style-name="ce9">
            <text:p>Aprobado</text:p>
          </table:table-cell>
          <table:table-cell table:style-name="ce16"/>
          <table:table-cell office:value-type="string" table:content-validation-name="val2" table:style-name="ce16">
            <text:p>Álvaro</text:p>
          </table:table-cell>
          <table:table-cell table:number-columns-repeated="16373" table:style-name="ce13"/>
        </table:table-row>
        <table:table-row table:style-name="ro2">
          <table:table-cell office:value-type="string" office:string-value="CP-SGB-014" table:formula="of:=CONCATENATE(&quot;CP-SGB-&quot;;TEXT((ROW()-1);&quot;000&quot;))" table:style-name="ce10">
            <text:p>CP-SGB-014</text:p>
          </table:table-cell>
          <table:table-cell office:value-type="string" table:style-name="ce10">
            <text:p>Listado de Prestamos</text:p>
          </table:table-cell>
          <table:table-cell office:value-type="string" table:style-name="ce11">
            <text:p>El usuario debe estar loggeado en el sistema</text:p>
            <text:p>Deben existir Prestamos almacenados en el sistema</text:p>
            <text:p>Deben existir estados almacenados bajo el dominio “PRESTAMOS”</text:p>
          </table:table-cell>
          <table:table-cell table:style-name="ce12"/>
          <table:table-cell office:value-type="string" table:style-name="ce12">
            <text:p>Se elige la opción Administración/Prestamos</text:p>
          </table:table-cell>
          <table:table-cell table:style-name="ce12"/>
          <table:table-cell office:value-type="string" table:style-name="ce11">
            <text:p>Se deben listar los primeros cinco Prestamos</text:p>
            <text:p>Se debe especificar el total de Prestamos que existen en el sistema</text:p>
          </table:table-cell>
          <table:table-cell table:style-name="ce12"/>
          <table:table-cell office:value-type="string" table:content-validation-name="val1" table:style-name="ce12">
            <text:p>Aprobado</text:p>
          </table:table-cell>
          <table:table-cell table:style-name="ce12"/>
          <table:table-cell office:value-type="string" table:content-validation-name="val2" table:style-name="ce12">
            <text:p>Álvaro</text:p>
          </table:table-cell>
          <table:table-cell table:number-columns-repeated="16373" table:style-name="ce13"/>
        </table:table-row>
        <table:table-row table:style-name="ro2">
          <table:table-cell office:value-type="string" office:string-value="CP-SGB-015" table:formula="of:=CONCATENATE(&quot;CP-SGB-&quot;;TEXT((ROW()-1);&quot;000&quot;))" table:style-name="ce5">
            <text:p>CP-SGB-015</text:p>
          </table:table-cell>
          <table:table-cell office:value-type="string" table:style-name="ce6">
            <text:p>Filtrar Listado de Prestamos por ID</text:p>
          </table:table-cell>
          <table:table-cell office:value-type="string" table:style-name="ce7">
            <text:p>El usuario debe estar loggeado en el sistema</text:p>
            <text:p>Deben existir Prestamos almacenados en el sistema</text:p>
            <text:p>Deben existir estados almacenados bajo el dominio “PRESTAMOS”</text:p>
          </table:table-cell>
          <table:table-cell office:value-type="string" table:style-name="ce8">
            <text:p>ID: 25</text:p>
          </table:table-cell>
          <table:table-cell office:value-type="string" table:style-name="ce9">
            <text:p>Se elige la opción Administración/Prestamos</text:p>
            <text:p>Se digita el texto en el filtro de la columna ID y se presiona Enter</text:p>
          </table:table-cell>
          <table:table-cell table:style-name="ce9"/>
          <table:table-cell office:value-type="string" table:style-name="ce7">
            <text:p>Se debe listar solo el préstamo que corresponde al ID digitado</text:p>
          </table:table-cell>
          <table:table-cell table:style-name="ce9"/>
          <table:table-cell office:value-type="string" table:content-validation-name="val1" table:style-name="ce9">
            <text:p>Aprobado</text:p>
          </table:table-cell>
          <table:table-cell table:style-name="ce9"/>
          <table:table-cell office:value-type="string" table:content-validation-name="val2" table:style-name="ce9">
            <text:p>Álvaro</text:p>
          </table:table-cell>
          <table:table-cell table:number-columns-repeated="16373"/>
        </table:table-row>
        <table:table-row table:style-name="ro2">
          <table:table-cell office:value-type="string" office:string-value="CP-SGB-016" table:formula="of:=CONCATENATE(&quot;CP-SGB-&quot;;TEXT((ROW()-1);&quot;000&quot;))" table:style-name="ce10">
            <text:p>CP-SGB-016</text:p>
          </table:table-cell>
          <table:table-cell office:value-type="string" table:style-name="ce10">
            <text:p>Filtrar Listado de Prestamos por ID Incorrecto</text:p>
          </table:table-cell>
          <table:table-cell office:value-type="string" table:style-name="ce11">
            <text:p>El usuario debe estar loggeado en el sistema</text:p>
            <text:p>Deben existir Prestamos almacenados en el sistema</text:p>
            <text:p>Deben existir estados almacenados bajo el dominio “PRESTAMOS”</text:p>
          </table:table-cell>
          <table:table-cell office:value-type="string" table:style-name="ce12">
            <text:p>ID: ABC</text:p>
          </table:table-cell>
          <table:table-cell office:value-type="string" table:style-name="ce12">
            <text:p>Se elige la opción Administración/Prestamos</text:p>
            <text:p>Se digita el texto en el filtro de la columna ID y se presiona Enter</text:p>
          </table:table-cell>
          <table:table-cell table:style-name="ce12"/>
          <table:table-cell office:value-type="string" table:style-name="ce11">
            <text:p>Se debe mostrar un mensaje indicando que el ID digitado es incorrecto</text:p>
          </table:table-cell>
          <table:table-cell table:style-name="ce12"/>
          <table:table-cell office:value-type="string" table:content-validation-name="val1" table:style-name="ce12">
            <text:p>Aprobado</text:p>
          </table:table-cell>
          <table:table-cell table:style-name="ce12"/>
          <table:table-cell office:value-type="string" table:content-validation-name="val2" table:style-name="ce12">
            <text:p>Álvaro</text:p>
          </table:table-cell>
          <table:table-cell table:number-columns-repeated="16373" table:style-name="ce13"/>
        </table:table-row>
        <table:table-row table:style-name="ro2">
          <table:table-cell office:value-type="string" office:string-value="CP-SGB-017" table:formula="of:=CONCATENATE(&quot;CP-SGB-&quot;;TEXT((ROW()-1);&quot;000&quot;))" table:style-name="ce5">
            <text:p>CP-SGB-017</text:p>
          </table:table-cell>
          <table:table-cell office:value-type="string" table:style-name="ce6">
            <text:p>Filtrar Listado de Prestamos por Entidad</text:p>
          </table:table-cell>
          <table:table-cell office:value-type="string" table:style-name="ce7">
            <text:p>El usuario debe estar loggeado en el sistema</text:p>
            <text:p>Deben existir Prestamos almacenados en el sistema</text:p>
            <text:p>Deben existir estados almacenados bajo el dominio “PRESTAMOS”</text:p>
          </table:table-cell>
          <table:table-cell office:value-type="string" table:style-name="ce8">
            <text:p>Entidad: MEP</text:p>
          </table:table-cell>
          <table:table-cell office:value-type="string" table:style-name="ce9">
            <text:p>Se elige la opción Administración/Prestamos</text:p>
            <text:p>Se selecciona la descripción en el filtro de la columna Entidad</text:p>
          </table:table-cell>
          <table:table-cell table:style-name="ce9"/>
          <table:table-cell office:value-type="string" table:style-name="ce7">
            <text:p>Se deben listar solo los Prestamos que concuerdan con la <text:s/>entidad digitada</text:p>
          </table:table-cell>
          <table:table-cell table:style-name="ce9"/>
          <table:table-cell office:value-type="string" table:content-validation-name="val1" table:style-name="ce9">
            <text:p>Aprobado</text:p>
          </table:table-cell>
          <table:table-cell table:style-name="ce9"/>
          <table:table-cell office:value-type="string" table:content-validation-name="val2" table:style-name="ce9">
            <text:p>Álvaro</text:p>
          </table:table-cell>
          <table:table-cell table:number-columns-repeated="16373"/>
        </table:table-row>
        <table:table-row table:style-name="ro2">
          <table:table-cell office:value-type="string" office:string-value="CP-SGB-018" table:formula="of:=CONCATENATE(&quot;CP-SGB-&quot;;TEXT((ROW()-1);&quot;000&quot;))" table:style-name="ce10">
            <text:p>CP-SGB-018</text:p>
          </table:table-cell>
          <table:table-cell office:value-type="string" table:style-name="ce10">
            <text:p>Filtrar Listado de Prestamos por Fecha</text:p>
          </table:table-cell>
          <table:table-cell office:value-type="string" table:style-name="ce11">
            <text:p>El usuario debe estar loggeado en el sistema</text:p>
            <text:p>Deben existir Prestamos almacenados en el sistema</text:p>
            <text:p>Deben existir estados almacenados bajo el dominio “PRESTAMOS”</text:p>
          </table:table-cell>
          <table:table-cell office:value-type="string" table:style-name="ce12">
            <text:p>Fecha: 11/04/2018</text:p>
          </table:table-cell>
          <table:table-cell office:value-type="string" table:style-name="ce12">
            <text:p>Se elige la opción Administración/Prestamos</text:p>
            <text:p>Se selecciona la fecha en el filtro de la columna Fecha</text:p>
          </table:table-cell>
          <table:table-cell table:style-name="ce12"/>
          <table:table-cell office:value-type="string" table:style-name="ce11">
            <text:p>Se deben listar solo los Prestamos que concuerden con la fecha seleccionada</text:p>
          </table:table-cell>
          <table:table-cell table:style-name="ce12"/>
          <table:table-cell office:value-type="string" table:content-validation-name="val1" table:style-name="ce12">
            <text:p>Aprobado</text:p>
          </table:table-cell>
          <table:table-cell table:style-name="ce12"/>
          <table:table-cell office:value-type="string" table:content-validation-name="val2" table:style-name="ce12">
            <text:p>Álvaro</text:p>
          </table:table-cell>
          <table:table-cell table:number-columns-repeated="16373" table:style-name="ce13"/>
        </table:table-row>
        <table:table-row table:style-name="ro2">
          <table:table-cell office:value-type="string" office:string-value="CP-SGB-019" table:formula="of:=CONCATENATE(&quot;CP-SGB-&quot;;TEXT((ROW()-1);&quot;000&quot;))" table:style-name="ce5">
            <text:p>CP-SGB-019</text:p>
          </table:table-cell>
          <table:table-cell office:value-type="string" table:style-name="ce6">
            <text:p>Filtrar Listado de Prestamos por Estado</text:p>
          </table:table-cell>
          <table:table-cell office:value-type="string" table:style-name="ce7">
            <text:p>El usuario debe estar loggeado en el sistema</text:p>
            <text:p>Deben existir Prestamos almacenados en el sistema</text:p>
            <text:p>Deben existir estados almacenados bajo el dominio “PRESTAMOS”</text:p>
          </table:table-cell>
          <table:table-cell office:value-type="string" table:style-name="ce8">
            <text:p>Estado: CREADO</text:p>
          </table:table-cell>
          <table:table-cell office:value-type="string" table:style-name="ce9">
            <text:p>Se elige la opción Administración/Prestamos</text:p>
            <text:p>Se selecciona el estado en el filtro de la columna Estado</text:p>
          </table:table-cell>
          <table:table-cell table:style-name="ce9"/>
          <table:table-cell office:value-type="string" table:style-name="ce7">
            <text:p>Se deben listar solo los Prestamos que están en el estado seleccionado</text:p>
          </table:table-cell>
          <table:table-cell table:style-name="ce9"/>
          <table:table-cell office:value-type="string" table:content-validation-name="val1" table:style-name="ce9">
            <text:p>Pendiente</text:p>
          </table:table-cell>
          <table:table-cell table:style-name="ce9"/>
          <table:table-cell office:value-type="string" table:content-validation-name="val2" table:style-name="ce9">
            <text:p>Álvaro</text:p>
          </table:table-cell>
          <table:table-cell table:number-columns-repeated="16373"/>
        </table:table-row>
        <table:table-row table:style-name="ro2">
          <table:table-cell office:value-type="string" office:string-value="CP-SGB-020" table:formula="of:=CONCATENATE(&quot;CP-SGB-&quot;;TEXT((ROW()-1);&quot;000&quot;))" table:style-name="ce10">
            <text:p>CP-SGB-020</text:p>
          </table:table-cell>
          <table:table-cell office:value-type="string" table:style-name="ce10">
            <text:p>Filtrar Listado de Prestamos por Tipo Entidad</text:p>
          </table:table-cell>
          <table:table-cell office:value-type="string" table:style-name="ce11">
            <text:p>El usuario debe estar loggeado en el sistema</text:p>
            <text:p>Deben existir Prestamos almacenados en el sistema</text:p>
            <text:p>Deben existir estados almacenados bajo el dominio “PRESTAMOS”</text:p>
          </table:table-cell>
          <table:table-cell office:value-type="string" table:style-name="ce12">
            <text:p>Tipo Entidad: Entidad Externa</text:p>
          </table:table-cell>
          <table:table-cell office:value-type="string" table:style-name="ce12">
            <text:p>Se elige la opción Administración/Prestamos</text:p>
            <text:p>Se selecciona el tipo de entidad en el filtro de la columna Tipo Entidad</text:p>
          </table:table-cell>
          <table:table-cell table:style-name="ce12"/>
          <table:table-cell office:value-type="string" table:style-name="ce11">
            <text:p>Se deben listar solo los Prestamos del tipo seleccionado</text:p>
          </table:table-cell>
          <table:table-cell table:style-name="ce12"/>
          <table:table-cell office:value-type="string" table:content-validation-name="val1" table:style-name="ce12">
            <text:p>Aprobado</text:p>
          </table:table-cell>
          <table:table-cell table:style-name="ce12"/>
          <table:table-cell office:value-type="string" table:content-validation-name="val2" table:style-name="ce12">
            <text:p>Álvaro</text:p>
          </table:table-cell>
          <table:table-cell table:number-columns-repeated="16373" table:style-name="ce13"/>
        </table:table-row>
        <table:table-row table:style-name="ro6">
          <table:table-cell office:value-type="string" office:string-value="CP-SGB-021" table:formula="of:=CONCATENATE(&quot;CP-SGB-&quot;;TEXT((ROW()-1);&quot;000&quot;))" table:style-name="ce17">
            <text:p>CP-SGB-021</text:p>
          </table:table-cell>
          <table:table-cell office:value-type="string" table:style-name="ce14">
            <text:p>Agregar Nuevo Préstamo Unidad UCR</text:p>
          </table:table-cell>
          <table:table-cell office:value-type="string" table:style-name="ce15">
            <text:p>El usuario debe estar loggeado en el sistema</text:p>
            <text:p>Deben existir estados almacenados bajo el dominio “PRESTAMOS”</text:p>
          </table:table-cell>
          <table:table-cell office:value-type="string" table:style-name="ce16">
            <text:p>Tipo de Entidad: Estudiante</text:p>
            <text:p>Entidad: Seleccionar un estudiante</text:p>
            <text:p>Bienes: Seleccionar 1 bien</text:p>
            <text:p>Fecha Inicio: Hoy</text:p>
            <text:p>Fecha Fin: Un mes</text:p>
            <text:p>Observaciones: Préstamo temporal</text:p>
          </table:table-cell>
          <table:table-cell office:value-type="string" table:style-name="ce16">
            <text:p>Se elige la opción Administración/Prestamos</text:p>
            <text:p>Se da clic en el botón “Nuevo”</text:p>
            <text:p>Se completa el formulario con los datos correspondientes</text:p>
            <text:p>Se da clic en el botón “Agregar” para seleccionar los bienes</text:p>
            <text:p>Se selecciona un bien y se da clic en el botón "Regresar"</text:p>
            <text:p>Se da clic en el botón "Guardar"</text:p>
          </table:table-cell>
          <table:table-cell office:value-type="string" table:style-name="ce16">
            <text:p>El préstamo debe quedar almacenado en el sistema</text:p>
            <text:p/>
          </table:table-cell>
          <table:table-cell office:value-type="string" table:style-name="ce15">
            <text:p>Se debe mostrar un mensaje indicando que los datos se almacenaron de forma exitosa</text:p>
          </table:table-cell>
          <table:table-cell table:style-name="ce16"/>
          <table:table-cell office:value-type="string" table:content-validation-name="val1" table:style-name="ce16">
            <text:p>Aprobado</text:p>
          </table:table-cell>
          <table:table-cell table:style-name="ce16"/>
          <table:table-cell office:value-type="string" table:content-validation-name="val2" table:style-name="ce16">
            <text:p>Álvaro</text:p>
          </table:table-cell>
          <table:table-cell table:number-columns-repeated="16373" table:style-name="ce13"/>
        </table:table-row>
        <table:table-row table:style-name="ro6">
          <table:table-cell office:value-type="string" office:string-value="CP-SGB-022" table:formula="of:=CONCATENATE(&quot;CP-SGB-&quot;;TEXT((ROW()-1);&quot;000&quot;))" table:style-name="ce10">
            <text:p>CP-SGB-022</text:p>
          </table:table-cell>
          <table:table-cell office:value-type="string" table:style-name="ce10">
            <text:p>Agregar Nuevo Préstamo Entidad Externa</text:p>
          </table:table-cell>
          <table:table-cell office:value-type="string" table:style-name="ce11">
            <text:p>El usuario debe estar loggeado en el sistema</text:p>
            <text:p>Deben existir estados almacenados bajo el dominio “PRESTAMOS”</text:p>
          </table:table-cell>
          <table:table-cell office:value-type="string" table:style-name="ce12">
            <text:p>Tipo de Entidad: Entidad Externa</text:p>
            <text:p>Entidad: Fundación Omar Dengo</text:p>
            <text:p>Bienes: Seleccionar 1 bien</text:p>
            <text:p>Observaciones: Préstamo temporal</text:p>
          </table:table-cell>
          <table:table-cell office:value-type="string" table:style-name="ce12">
            <text:p>Se elige la opción Administración/Prestamos</text:p>
            <text:p>Se da clic en el botón “Nuevo”</text:p>
            <text:p>Se completa el formulario con los datos correspondientes</text:p>
            <text:p>Se da clic en el botón “Agregar” para seleccionar los bienes</text:p>
            <text:p>Se seleccionan un bien y se da clic en el botón "Regresar"</text:p>
            <text:p>Se da clic en el botón "Guardar"</text:p>
          </table:table-cell>
          <table:table-cell office:value-type="string" table:style-name="ce12">
            <text:p>El préstamo debe quedar almacenado en el sistema</text:p>
          </table:table-cell>
          <table:table-cell office:value-type="string" table:style-name="ce11">
            <text:p>Se debe mostrar un mensaje indicando que los datos se almacenaron de forma exitosa</text:p>
          </table:table-cell>
          <table:table-cell table:style-name="ce12"/>
          <table:table-cell office:value-type="string" table:content-validation-name="val1" table:style-name="ce12">
            <text:p>Aprobado</text:p>
          </table:table-cell>
          <table:table-cell table:style-name="ce12"/>
          <table:table-cell office:value-type="string" table:content-validation-name="val2" table:style-name="ce12">
            <text:p>Álvaro</text:p>
          </table:table-cell>
          <table:table-cell table:number-columns-repeated="16373" table:style-name="ce13"/>
        </table:table-row>
        <table:table-row table:style-name="ro6">
          <table:table-cell office:value-type="string" office:string-value="CP-SGB-023" table:formula="of:=CONCATENATE(&quot;CP-SGB-&quot;;TEXT((ROW()-1);&quot;000&quot;))" table:style-name="ce17">
            <text:p>CP-SGB-023</text:p>
          </table:table-cell>
          <table:table-cell office:value-type="string" table:style-name="ce14">
            <text:p>Agregar Bienes a un Préstamo</text:p>
          </table:table-cell>
          <table:table-cell office:value-type="string" table:style-name="ce15">
            <text:p>El usuario debe estar loggeado en el sistema</text:p>
            <text:p>Deben existir estados almacenados bajo el dominio “PRESTAMOS”</text:p>
            <text:p>Deben existir Prestamos almacenados en el sistema con estado “CREADO”</text:p>
          </table:table-cell>
          <table:table-cell office:value-type="string" table:style-name="ce16">
            <text:p>Bienes: Seleccionar 1 bien</text:p>
          </table:table-cell>
          <table:table-cell office:value-type="string" table:style-name="ce16">
            <text:p>Se elige la opción Administración/Prestamos</text:p>
            <text:p>Del listado se da clic en el botón “Detalles” de un préstamo en estado creado</text:p>
            <text:p>Se da clic en el botón “Agregar” para seleccionar los bienes</text:p>
            <text:p>Se seleccionan un bien y se da clic en el botón "Regresar"</text:p>
            <text:p>Se da clic en el botón "Guardar"</text:p>
          </table:table-cell>
          <table:table-cell office:value-type="string" table:style-name="ce16">
            <text:p>El bien debe quedar asociado a la solicitud</text:p>
          </table:table-cell>
          <table:table-cell office:value-type="string" table:style-name="ce15">
            <text:p>Se debe mostrar un mensaje indicando que la solicitud se actualizo de forma exitosa</text:p>
          </table:table-cell>
          <table:table-cell table:style-name="ce16"/>
          <table:table-cell office:value-type="string" table:content-validation-name="val1" table:style-name="ce16">
            <text:p>Aprobado</text:p>
          </table:table-cell>
          <table:table-cell table:style-name="ce16"/>
          <table:table-cell office:value-type="string" table:content-validation-name="val2" table:style-name="ce16">
            <text:p>Álvaro</text:p>
          </table:table-cell>
          <table:table-cell table:number-columns-repeated="16373" table:style-name="ce13"/>
        </table:table-row>
        <table:table-row table:style-name="ro5">
          <table:table-cell office:value-type="string" office:string-value="CP-SGB-024" table:formula="of:=CONCATENATE(&quot;CP-SGB-&quot;;TEXT((ROW()-1);&quot;000&quot;))" table:style-name="ce10">
            <text:p>CP-SGB-024</text:p>
          </table:table-cell>
          <table:table-cell office:value-type="string" table:style-name="ce10">
            <text:p>Eliminar Bienes a un Préstamo</text:p>
          </table:table-cell>
          <table:table-cell office:value-type="string" table:style-name="ce11">
            <text:p>El usuario debe estar loggeado en el sistema</text:p>
            <text:p>Deben existir estados almacenados bajo el dominio “PRESTAMOS”</text:p>
            <text:p>Deben existir Prestamos almacenados en el sistema con estado “CREADO”</text:p>
          </table:table-cell>
          <table:table-cell office:value-type="string" table:style-name="ce12">
            <text:p>Bienes: Eliminar un bien de la solicitud</text:p>
          </table:table-cell>
          <table:table-cell office:value-type="string" table:style-name="ce12">
            <text:p>Se elige la opción Administración/Prestamos</text:p>
            <text:p>Del listado se da clic en el botón “Detalles” de un Préstamo en estado creado</text:p>
            <text:p>Se da clic en el botón “Eliminar” en un bien</text:p>
            <text:p>Se da clic en el botón “Guardar”</text:p>
          </table:table-cell>
          <table:table-cell office:value-type="string" table:style-name="ce12">
            <text:p>El bien deben de quedar excluido de la solicitud</text:p>
          </table:table-cell>
          <table:table-cell office:value-type="string" table:style-name="ce11">
            <text:p>Se debe mostrar un mensaje indicando que la solicitud se actualizo de forma exitosa</text:p>
          </table:table-cell>
          <table:table-cell table:style-name="ce12"/>
          <table:table-cell office:value-type="string" table:content-validation-name="val1" table:style-name="ce12">
            <text:p>Aprobado</text:p>
          </table:table-cell>
          <table:table-cell table:style-name="ce12"/>
          <table:table-cell office:value-type="string" table:content-validation-name="val2" table:style-name="ce12">
            <text:p>Álvaro</text:p>
          </table:table-cell>
          <table:table-cell table:number-columns-repeated="16373" table:style-name="ce13"/>
        </table:table-row>
        <table:table-row table:style-name="ro7">
          <table:table-cell office:value-type="string" office:string-value="CP-SGB-025" table:formula="of:=CONCATENATE(&quot;CP-SGB-&quot;;TEXT((ROW()-1);&quot;000&quot;))" table:style-name="ce5">
            <text:p>CP-SGB-025</text:p>
          </table:table-cell>
          <table:table-cell office:value-type="string" table:style-name="ce6">
            <text:p>Solicitar un Bien</text:p>
          </table:table-cell>
          <table:table-cell office:value-type="string" table:style-name="ce7">
            <text:p>El usuario debe estar loggeado en el sistema</text:p>
            <text:p>Deben existir estados almacenados bajo el dominio “PRESTAMOS”</text:p>
            <text:p>Deben existir Prestamos almacenados en el sistema con estado “CREADO”</text:p>
          </table:table-cell>
          <table:table-cell table:style-name="ce9"/>
          <table:table-cell office:value-type="string" table:style-name="ce9">
            <text:p>Se elige la opción Administración/Prestamos</text:p>
            <text:p>Del listado se da clic en el botón “Detalles” de un Préstamo en estado creado</text:p>
            <text:p>Se da clic en el botón "Solicitar" en un bien</text:p>
          </table:table-cell>
          <table:table-cell office:value-type="string" table:style-name="ce9">
            <text:p>El estado interno del bien debe modificarse a solicitado</text:p>
          </table:table-cell>
          <table:table-cell table:style-name="ce7"/>
          <table:table-cell table:style-name="ce9"/>
          <table:table-cell office:value-type="string" table:content-validation-name="val1" table:style-name="ce16">
            <text:p>Aprobado</text:p>
          </table:table-cell>
          <table:table-cell table:style-name="ce9"/>
          <table:table-cell office:value-type="string" table:content-validation-name="val2" table:style-name="ce9">
            <text:p>Álvaro</text:p>
          </table:table-cell>
          <table:table-cell table:number-columns-repeated="16373"/>
        </table:table-row>
        <table:table-row table:style-name="ro7">
          <table:table-cell office:value-type="string" office:string-value="CP-SGB-026" table:formula="of:=CONCATENATE(&quot;CP-SGB-&quot;;TEXT((ROW()-1);&quot;000&quot;))" table:style-name="ce10">
            <text:p>CP-SGB-026</text:p>
          </table:table-cell>
          <table:table-cell office:value-type="string" table:style-name="ce10">
            <text:p>Solicitar Todo el Préstamo</text:p>
          </table:table-cell>
          <table:table-cell office:value-type="string" table:style-name="ce11">
            <text:p>El usuario debe estar loggeado en el sistema</text:p>
            <text:p>Deben existir estados almacenados bajo el dominio “PRESTAMOS”</text:p>
            <text:p>Deben existir Prestamos almacenados en el sistema con estado “CREADO”</text:p>
          </table:table-cell>
          <table:table-cell table:style-name="ce12"/>
          <table:table-cell office:value-type="string" table:style-name="ce12">
            <text:p>Se elige la opción Administración/Prestamos</text:p>
            <text:p>Del listado se da clic en el botón “Detalles” de un Préstamo en estado creado</text:p>
            <text:p>Se da clic en el botón “Solicitar”</text:p>
          </table:table-cell>
          <table:table-cell office:value-type="string" table:style-name="ce12">
            <text:p>Debe modificarse el estado de la solicitud a solicitado</text:p>
            <text:p>El estado interno de los bienes debe modificarse a solicitado</text:p>
          </table:table-cell>
          <table:table-cell office:value-type="string" table:style-name="ce11">
            <text:p>Se debe mostrar un mensaje indicando que la solicitud se actualizo de forma exitosa</text:p>
          </table:table-cell>
          <table:table-cell table:style-name="ce12"/>
          <table:table-cell office:value-type="string" table:content-validation-name="val1" table:style-name="ce12">
            <text:p>Aprobado</text:p>
          </table:table-cell>
          <table:table-cell table:style-name="ce12"/>
          <table:table-cell office:value-type="string" table:content-validation-name="val2" table:style-name="ce12">
            <text:p>Álvaro</text:p>
          </table:table-cell>
          <table:table-cell table:number-columns-repeated="16373" table:style-name="ce13"/>
        </table:table-row>
        <table:table-row table:style-name="ro6">
          <table:table-cell office:value-type="string" office:string-value="CP-SGB-027" table:formula="of:=CONCATENATE(&quot;CP-SGB-&quot;;TEXT((ROW()-1);&quot;000&quot;))" table:style-name="ce5">
            <text:p>CP-SGB-027</text:p>
          </table:table-cell>
          <table:table-cell office:value-type="string" table:style-name="ce6">
            <text:p>Revisar la Solicitud</text:p>
          </table:table-cell>
          <table:table-cell office:value-type="string" table:style-name="ce7">
            <text:p>El usuario debe estar loggeado en el sistema</text:p>
            <text:p>Deben existir estados almacenados bajo el dominio “PRESTAMOS”</text:p>
            <text:p>Deben existir Prestamos almacenados en el sistema con estado “SOLICITADO”</text:p>
          </table:table-cell>
          <table:table-cell table:style-name="ce9"/>
          <table:table-cell office:value-type="string" table:style-name="ce9">
            <text:p>Se elige la opción Administración/Prestamos</text:p>
            <text:p>Del listado se da clic en el botón “Detalles” de un Préstamo en estado solicitado</text:p>
            <text:p>Se da clic en el botón “Revisar”</text:p>
            <text:p>Se debe digitar una observación</text:p>
            <text:p>Se da clic en el botón "Revisar"</text:p>
          </table:table-cell>
          <table:table-cell office:value-type="string" table:style-name="ce9">
            <text:p>Debe modificarse el estado de la solicitud a creado</text:p>
            <text:p>El estado interno de los bienes debe modificarse a creado</text:p>
          </table:table-cell>
          <table:table-cell office:value-type="string" table:style-name="ce7">
            <text:p>Se debe mostrar un mensaje indicando que la solicitud se actualizo de forma exitosa</text:p>
          </table:table-cell>
          <table:table-cell table:style-name="ce9"/>
          <table:table-cell office:value-type="string" table:content-validation-name="val1" table:style-name="ce16">
            <text:p>Aprobado</text:p>
          </table:table-cell>
          <table:table-cell table:style-name="ce9"/>
          <table:table-cell office:value-type="string" table:content-validation-name="val2" table:style-name="ce9">
            <text:p>Álvaro</text:p>
          </table:table-cell>
          <table:table-cell table:number-columns-repeated="16373"/>
        </table:table-row>
        <table:table-row table:style-name="ro6">
          <table:table-cell office:value-type="string" office:string-value="CP-SGB-028" table:formula="of:=CONCATENATE(&quot;CP-SGB-&quot;;TEXT((ROW()-1);&quot;000&quot;))" table:style-name="ce10">
            <text:p>CP-SGB-028</text:p>
          </table:table-cell>
          <table:table-cell office:value-type="string" table:style-name="ce10">
            <text:p>Anular la Solicitud</text:p>
          </table:table-cell>
          <table:table-cell office:value-type="string" table:style-name="ce11">
            <text:p>El usuario debe estar loggeado en el sistema</text:p>
            <text:p>Deben existir estados almacenados bajo el dominio “PRESTAMOS”</text:p>
            <text:p>Deben existir Prestamos almacenados en el sistema con estado “SOLICITADO”</text:p>
          </table:table-cell>
          <table:table-cell table:style-name="ce12"/>
          <table:table-cell office:value-type="string" table:style-name="ce12">
            <text:p>Se elige la opción Administración/Prestamos</text:p>
            <text:p>Del listado se da clic en el botón “Detalles” de un Préstamo en estado solicitado</text:p>
            <text:p>Se da clic en el botón “Anular”</text:p>
            <text:p>Se debe digitar una observación</text:p>
            <text:p>Se da clic en el botón “Anular”</text:p>
          </table:table-cell>
          <table:table-cell office:value-type="string" table:style-name="ce12">
            <text:p>Debe modificarse el estado de la solicitud a anulado</text:p>
            <text:p>El estado interno de los bienes debe modificarse a normal</text:p>
          </table:table-cell>
          <table:table-cell office:value-type="string" table:style-name="ce11">
            <text:p>Se debe mostrar un mensaje indicando que la solicitud se actualizo de forma exitosa</text:p>
          </table:table-cell>
          <table:table-cell table:style-name="ce12"/>
          <table:table-cell office:value-type="string" table:content-validation-name="val1" table:style-name="ce12">
            <text:p>Aprobado</text:p>
          </table:table-cell>
          <table:table-cell table:style-name="ce12"/>
          <table:table-cell office:value-type="string" table:content-validation-name="val2" table:style-name="ce12">
            <text:p>Álvaro</text:p>
          </table:table-cell>
          <table:table-cell table:number-columns-repeated="16373" table:style-name="ce13"/>
        </table:table-row>
        <table:table-row table:style-name="ro5">
          <table:table-cell office:value-type="string" office:string-value="CP-SGB-029" table:formula="of:=CONCATENATE(&quot;CP-SGB-&quot;;TEXT((ROW()-1);&quot;000&quot;))" table:style-name="ce5">
            <text:p>CP-SGB-029</text:p>
          </table:table-cell>
          <table:table-cell office:value-type="string" table:style-name="ce6">
            <text:p>Rechazar un Bien</text:p>
          </table:table-cell>
          <table:table-cell office:value-type="string" table:style-name="ce7">
            <text:p>El usuario debe estar loggeado en el sistema</text:p>
            <text:p>Deben existir estados almacenados bajo el dominio “PRESTAMOS”</text:p>
            <text:p>Deben existir Prestamos almacenados en el sistema con estado “SOLICITADO”</text:p>
            <text:p>El usuario debe tener asignado el permiso para aprobar el préstamo</text:p>
          </table:table-cell>
          <table:table-cell table:style-name="ce9"/>
          <table:table-cell office:value-type="string" table:style-name="ce9">
            <text:p>Se elige la opción Administración/Prestamos</text:p>
            <text:p>Del listado se da clic en el botón “Detalles” de un Préstamo en estado solicitado</text:p>
            <text:p>Se da clic en el botón “Rechazar” en un bien</text:p>
          </table:table-cell>
          <table:table-cell office:value-type="string" table:style-name="ce9">
            <text:p>El estado interno del bien debe modificarse a normal</text:p>
          </table:table-cell>
          <table:table-cell table:style-name="ce7"/>
          <table:table-cell table:style-name="ce9"/>
          <table:table-cell office:value-type="string" table:content-validation-name="val1" table:style-name="ce16">
            <text:p>Aprobado</text:p>
          </table:table-cell>
          <table:table-cell table:style-name="ce9"/>
          <table:table-cell office:value-type="string" table:content-validation-name="val2" table:style-name="ce9">
            <text:p>Álvaro</text:p>
          </table:table-cell>
          <table:table-cell table:number-columns-repeated="16373"/>
        </table:table-row>
        <table:table-row table:style-name="ro5">
          <table:table-cell office:value-type="string" office:string-value="CP-SGB-030" table:formula="of:=CONCATENATE(&quot;CP-SGB-&quot;;TEXT((ROW()-1);&quot;000&quot;))" table:style-name="ce10">
            <text:p>CP-SGB-030</text:p>
          </table:table-cell>
          <table:table-cell office:value-type="string" table:style-name="ce10">
            <text:p>Rechazar Toda la Solicitud</text:p>
          </table:table-cell>
          <table:table-cell office:value-type="string" table:style-name="ce11">
            <text:p>El usuario debe estar loggeado en el sistema</text:p>
            <text:p>Deben existir estados almacenados bajo el dominio “PRESTAMOS”</text:p>
            <text:p>Deben existir Prestamos almacenados en el sistema con estado “SOLICITADO”</text:p>
            <text:p>El usuario debe tener asignado el permiso para aprobar el préstamo</text:p>
          </table:table-cell>
          <table:table-cell table:style-name="ce12"/>
          <table:table-cell office:value-type="string" table:style-name="ce12">
            <text:p>Se elige la opción Administración/Prestamos</text:p>
            <text:p>Del listado se da clic en el botón “Detalles” de un Préstamo en estado solicitado</text:p>
            <text:p>Se da clic en el botón “Rechazar”</text:p>
          </table:table-cell>
          <table:table-cell office:value-type="string" table:style-name="ce12">
            <text:p>Debe modificarse el estado de la solicitud a rechazado</text:p>
            <text:p>El estado interno de los bienes debe modificarse a normal</text:p>
          </table:table-cell>
          <table:table-cell office:value-type="string" table:style-name="ce11">
            <text:p>Se debe mostrar un mensaje indicando que la solicitud se actualizo de forma exitosa</text:p>
          </table:table-cell>
          <table:table-cell table:style-name="ce12"/>
          <table:table-cell office:value-type="string" table:content-validation-name="val1" table:style-name="ce12">
            <text:p>Aprobado</text:p>
          </table:table-cell>
          <table:table-cell table:style-name="ce12"/>
          <table:table-cell office:value-type="string" table:content-validation-name="val2" table:style-name="ce12">
            <text:p>Álvaro</text:p>
          </table:table-cell>
          <table:table-cell table:number-columns-repeated="16373" table:style-name="ce13"/>
        </table:table-row>
        <table:table-row table:style-name="ro5">
          <table:table-cell office:value-type="string" office:string-value="CP-SGB-031" table:formula="of:=CONCATENATE(&quot;CP-SGB-&quot;;TEXT((ROW()-1);&quot;000&quot;))" table:style-name="ce5">
            <text:p>CP-SGB-031</text:p>
          </table:table-cell>
          <table:table-cell office:value-type="string" table:style-name="ce6">
            <text:p>Aceptar Toda la Solicitud</text:p>
          </table:table-cell>
          <table:table-cell office:value-type="string" table:style-name="ce7">
            <text:p>El usuario debe estar loggeado en el sistema</text:p>
            <text:p>Deben existir estados almacenados bajo el dominio “PRESTAMOS”</text:p>
            <text:p>Deben existir Prestamos almacenados en el sistema con estado “SOLICITADO”</text:p>
            <text:p>El usuario debe tener asignado el permiso para aprobar el préstamo</text:p>
          </table:table-cell>
          <table:table-cell table:style-name="ce9"/>
          <table:table-cell office:value-type="string" table:style-name="ce9">
            <text:p>Se elige la opción Administración/Prestamos</text:p>
            <text:p>Del listado se da clic en el botón “Detalles” de un Préstamo en estado solicitado</text:p>
            <text:p>Se da clic en el botón "Aceptar"</text:p>
          </table:table-cell>
          <table:table-cell office:value-type="string" table:style-name="ce9">
            <text:p>Debe modificarse el estado de la solicitud a aprobado</text:p>
            <text:p>El estado interno de los bienes debe modificarse a aprobado</text:p>
          </table:table-cell>
          <table:table-cell office:value-type="string" table:style-name="ce7">
            <text:p>Se debe mostrar un mensaje indicando que la solicitud se actualizo de forma exitosa</text:p>
          </table:table-cell>
          <table:table-cell table:style-name="ce9"/>
          <table:table-cell office:value-type="string" table:content-validation-name="val1" table:style-name="ce16">
            <text:p>Aprobado</text:p>
          </table:table-cell>
          <table:table-cell table:style-name="ce9"/>
          <table:table-cell office:value-type="string" table:content-validation-name="val2" table:style-name="ce9">
            <text:p>Álvaro</text:p>
          </table:table-cell>
          <table:table-cell table:number-columns-repeated="16373"/>
        </table:table-row>
        <table:table-row table:style-name="ro7">
          <table:table-cell office:value-type="string" office:string-value="CP-SGB-032" table:formula="of:=CONCATENATE(&quot;CP-SGB-&quot;;TEXT((ROW()-1);&quot;000&quot;))" table:style-name="ce10">
            <text:p>CP-SGB-032</text:p>
          </table:table-cell>
          <table:table-cell office:value-type="string" table:style-name="ce10">
            <text:p>Devolver un Bien</text:p>
          </table:table-cell>
          <table:table-cell office:value-type="string" table:style-name="ce11">
            <text:p>El usuario debe estar loggeado en el sistema</text:p>
            <text:p>Deben existir estados almacenados bajo el dominio “PRESTAMOS”</text:p>
            <text:p>Deben existir Prestamos almacenados en el sistema con estado "ACEPTADO"</text:p>
          </table:table-cell>
          <table:table-cell table:style-name="ce12"/>
          <table:table-cell office:value-type="string" table:style-name="ce12">
            <text:p>Se elige la opción Administración/Prestamos</text:p>
            <text:p>Del listado se da clic en el botón “Detalles” de un Préstamo en estado aceptado</text:p>
            <text:p>Se da clic en el botón "Devolver" en un bien</text:p>
          </table:table-cell>
          <table:table-cell office:value-type="string" table:style-name="ce12">
            <text:p>El estado interno del bien debe modificarse a normal</text:p>
          </table:table-cell>
          <table:table-cell table:style-name="ce11"/>
          <table:table-cell table:style-name="ce12"/>
          <table:table-cell office:value-type="string" table:content-validation-name="val1" table:style-name="ce12">
            <text:p>Aprobado</text:p>
          </table:table-cell>
          <table:table-cell table:style-name="ce12"/>
          <table:table-cell office:value-type="string" table:content-validation-name="val2" table:style-name="ce12">
            <text:p>Álvaro</text:p>
          </table:table-cell>
          <table:table-cell table:number-columns-repeated="16373" table:style-name="ce13"/>
        </table:table-row>
        <table:table-row table:style-name="ro7">
          <table:table-cell office:value-type="string" office:string-value="CP-SGB-033" table:formula="of:=CONCATENATE(&quot;CP-SGB-&quot;;TEXT((ROW()-1);&quot;000&quot;))" table:style-name="ce5">
            <text:p>CP-SGB-033</text:p>
          </table:table-cell>
          <table:table-cell office:value-type="string" table:style-name="ce6">
            <text:p>Devolver Toda la Solicitud</text:p>
          </table:table-cell>
          <table:table-cell office:value-type="string" table:style-name="ce7">
            <text:p>El usuario debe estar loggeado en el sistema</text:p>
            <text:p>Deben existir estados almacenados bajo el dominio “PRESTAMOS”</text:p>
            <text:p>Deben existir Prestamos almacenados en el sistema con estado “ACEPTADO”</text:p>
          </table:table-cell>
          <table:table-cell table:style-name="ce9"/>
          <table:table-cell office:value-type="string" table:style-name="ce9">
            <text:p>Se elige la opción Administración/Prestamos</text:p>
            <text:p>Del listado se da clic en el botón “Detalles” de un Préstamo en estado aceptado</text:p>
            <text:p>Se da clic en el botón "Devolver"</text:p>
          </table:table-cell>
          <table:table-cell office:value-type="string" table:style-name="ce9">
            <text:p>Debe modificarse el estado de la solicitud a devuelto</text:p>
            <text:p>El estado interno de los bienes debe modificarse a normal</text:p>
          </table:table-cell>
          <table:table-cell office:value-type="string" table:style-name="ce7">
            <text:p>Se debe mostrar un mensaje indicando que la solicitud se actualizo de forma exitosa</text:p>
            <text:p/>
          </table:table-cell>
          <table:table-cell table:style-name="ce9"/>
          <table:table-cell office:value-type="string" table:content-validation-name="val1" table:style-name="ce16">
            <text:p>Aprobado</text:p>
          </table:table-cell>
          <table:table-cell table:style-name="ce9"/>
          <table:table-cell office:value-type="string" table:content-validation-name="val2" table:style-name="ce9">
            <text:p>Álvaro</text:p>
          </table:table-cell>
          <table:table-cell table:number-columns-repeated="16373"/>
        </table:table-row>
        <table:table-row table:style-name="ro8">
          <table:table-cell table:style-name="ce18"/>
          <table:table-cell table:number-columns-repeated="1023" table:style-name="ce8"/>
          <table:table-cell table:number-columns-repeated="15360"/>
        </table:table-row>
        <table:table-row table:number-rows-repeated="1048541" table:style-name="ro9">
          <table:table-cell table:number-columns-repeated="16384"/>
        </table:table-row>
      </table:table>
      <table:table table:name="Parámetros" table:style-name="ta1">
        <table:table-column table:style-name="co12" table:number-columns-repeated="2" table:default-cell-style-name="ce1"/>
        <table:table-column table:style-name="co13" table:number-columns-repeated="16382" table:default-cell-style-name="ce1"/>
        <table:table-row table:style-name="ro8">
          <table:table-cell office:value-type="string" table:style-name="ce1">
            <text:p>Estados</text:p>
          </table:table-cell>
          <table:table-cell office:value-type="string" table:style-name="ce1">
            <text:p>Testers</text:p>
          </table:table-cell>
          <table:table-cell table:number-columns-repeated="16382"/>
        </table:table-row>
        <table:table-row table:style-name="ro8">
          <table:table-cell office:value-type="string" table:style-name="ce1">
            <text:p>Pendiente</text:p>
          </table:table-cell>
          <table:table-cell office:value-type="string" table:style-name="ce1">
            <text:p>Alvaro</text:p>
          </table:table-cell>
          <table:table-cell table:number-columns-repeated="16382"/>
        </table:table-row>
        <table:table-row table:style-name="ro8">
          <table:table-cell office:value-type="string" table:style-name="ce1">
            <text:p>Aprobado</text:p>
          </table:table-cell>
          <table:table-cell office:value-type="string" table:style-name="ce1">
            <text:p>Jairo</text:p>
          </table:table-cell>
          <table:table-cell table:number-columns-repeated="16382"/>
        </table:table-row>
        <table:table-row table:style-name="ro8">
          <table:table-cell office:value-type="string" table:style-name="ce1">
            <text:p>Rechazado</text:p>
          </table:table-cell>
          <table:table-cell office:value-type="string" table:style-name="ce1">
            <text:p>Jorge</text:p>
          </table:table-cell>
          <table:table-cell table:number-columns-repeated="16382"/>
        </table:table-row>
        <table:table-row table:style-name="ro8">
          <table:table-cell office:value-type="string" table:style-name="ce1">
            <text:p>Condicionado</text:p>
          </table:table-cell>
          <table:table-cell office:value-type="string" table:style-name="ce1">
            <text:p>Oscar</text:p>
          </table:table-cell>
          <table:table-cell table:number-columns-repeated="16382"/>
        </table:table-row>
        <table:table-row table:style-name="ro8">
          <table:table-cell table:style-name="ce1"/>
          <table:table-cell office:value-type="string" table:style-name="ce1">
            <text:p>Raul</text:p>
          </table:table-cell>
          <table:table-cell table:number-columns-repeated="16382"/>
        </table:table-row>
        <table:table-row table:number-rows-repeated="1048570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/>
      <style:text-properties fo:font-size="24pt" style:font-size-asian="24pt" style:font-size-complex="24pt" fo:font-weight="bold" style:font-weight-asian="bold" style:font-weight-complex="bold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Cascante, Alvaro</meta:initial-creator>
    <dc:creator>Cascante, Alvaro</dc:creator>
    <meta:creation-date>2017-08-10T16:12:52Z</meta:creation-date>
    <dc:date>2018-05-07T18:04:15Z</dc:date>
    <meta:editing-cycles>60</meta:editing-cycles>
    <meta:editing-duration>PT7393S</meta:editing-duration>
  </office:meta>
</office:document-meta>
</file>